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4.15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Midnightblue2-title">
      <style:graphic-properties fo:min-height="5.75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157cm" svg:x="1.2cm" svg:y="5.815cm" presentation:class="title" presentation:user-transformed="true">
          <draw:text-box>
            <text:p>Access Control List 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nten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Types</text:p>
              </text:list-item>
              <text:list-item>
                <text:p>Component</text:p>
              </text:list-item>
              <text:list-item>
                <text:p>Examples</text:p>
              </text:list-item>
              <text:list-item>
                <text:p>Benefi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5" draw:text-style-name="P3" draw:layer="layout" svg:width="26cm" svg:height="10.5cm" svg:x="0cm" svg:y="3.81cm" presentation:class="outline" presentation:user-transformed="true">
          <draw:text-box>
            <text:list text:style-name="L2">
              <text:list-header>
                <text:p text:style-name="P2"><text:span text:style-name="T1">In an operating system, an Access Control List (ACL) is a list of permissions that defines what actions a user or group can perform on a file, directory, or resource. ACLs are used to control access to resources and ensure that only authorized users or groups can read, write, execute, or modify them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ypes of ACLs in OS</text:p>
          </draw:text-box>
        </draw:frame>
        <draw:frame presentation:style-name="pr8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File ACLs: Define permissions for files and directories.</text:span></text:p>
              </text:list-item>
              <text:list-item>
                <text:p text:style-name="P2"><text:span text:style-name="T1">Directory ACLs: Define permissions for directories and the files within them.</text:span></text:p>
              </text:list-item>
              <text:list-item>
                <text:p text:style-name="P2"><text:span text:style-name="T1">System ACLs: Define permissions for system resources, such as devices and services.</text:span></text:p>
                <text:p text:style-name="P2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mponent</text:p>
          </draw:text-box>
        </draw:frame>
        <draw:frame presentation:style-name="pr8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User: The user or group trying to access the resource.</text:span></text:p>
              </text:list-item>
              <text:list-item>
                <text:p text:style-name="P2"><text:span text:style-name="T1">Resource: The file, directory, or resource being accessed.</text:span></text:p>
              </text:list-item>
              <text:list-item>
                <text:p text:style-name="P2"><text:span text:style-name="T1">Permissions: The actions that can be performed on the resource (e.g., read, write, execute).</text:span></text:p>
              </text:list-item>
              <text:list-item>
                <text:p text:style-name="P2"><text:span text:style-name="T1">Access Control Entry (ACE): A single entry in the ACL that specifies a user or group and their corresponding permissions.</text:span></text:p>
                <text:p text:style-name="P2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Examples</text:p>
          </draw:text-box>
        </draw:frame>
        <draw:frame presentation:style-name="pr8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File sharing: Share files between users or groups while controlling access to specific files or folders.</text:span></text:p>
              </text:list-item>
              <text:list-item>
                <text:p text:style-name="P2"><text:span text:style-name="T1">Directory permissions: Control access to directories and subdirectories within a file system.</text:span></text:p>
              </text:list-item>
              <text:list-item>
                <text:p text:style-name="P2"><text:span text:style-name="T1">System resource access: Control access to system resources, such as devices and services.</text:span></text:p>
                <text:p text:style-name="P2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Benefits</text:p>
          </draw:text-box>
        </draw:frame>
        <draw:frame presentation:style-name="pr8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Improved security: Restrict access to sensitive resources and prevent unauthorized access.</text:span></text:p>
              </text:list-item>
              <text:list-item>
                <text:p text:style-name="P2"><text:span text:style-name="T1">Better resource management: Allow multiple users or groups to share resources while controlling access.</text:span></text:p>
              </text:list-item>
              <text:list-item>
                <text:p text:style-name="P2"><text:span text:style-name="T1">Easier administration: Simplify user management and permission management.</text:span></text:p>
                <text:p text:style-name="P2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54:40.265037527</meta:creation-date>
    <meta:editing-duration>PT8M24S</meta:editing-duration>
    <meta:editing-cycles>3</meta:editing-cycles>
    <meta:generator>LibreOffice/24.2.5.2$Linux_X86_64 LibreOffice_project/420$Build-2</meta:generator>
    <dc:title>Midnightblue</dc:title>
    <dc:date>2024-07-22T11:03:04.343302678</dc:date>
    <meta:document-statistic meta:object-count="81"/>
  </office:meta>
</office:document-meta>
</file>